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2.4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999999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4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5" style:family="table-cell" style:parent-style-name="Default">
      <style:table-cell-properties fo:border-bottom="none" fo:background-color="#b2b2b2" fo:border-left="none" fo:border-right="0.0008in solid #000000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0" style:family="table-cell" style:parent-style-name="Default">
      <style:table-cell-properties fo:background-color="#333333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6" office:value-type="string">
            <text:p>XP</text:p>
          </table:table-cell>
          <table:table-cell table:style-name="ce6" office:value-type="string">
            <text:p>A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xt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Features – De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Vita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cond Wind</text:p>
          </table:table-cell>
          <table:table-cell office:value-type="string">
            <text:p>-2 Hit Die; +2x + CON as Vitalit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Tank Up</text:p>
          </table:table-cell>
          <table:table-cell office:value-type="string">
            <text:p>+3 weapon D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loody Regeneration</text:p>
          </table:table-cell>
          <table:table-cell office:value-type="string">
            <text:p>+CON as Regen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Mob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 and Gone</text:p>
          </table:table-cell>
          <table:table-cell office:value-type="string">
            <text:p>move and hi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engage</text:p>
          </table:table-cell>
          <table:table-cell office:value-type="string">
            <text:p>resolve Eng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eet Foot</text:p>
          </table:table-cell>
          <table:table-cell office:value-type="string">
            <text:p>+5ft sp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inrush</text:p>
          </table:table-cell>
          <table:table-cell office:value-type="string">
            <text:p>UBNT, move if meleed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Allianc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otective Stance</text:p>
          </table:table-cell>
          <table:table-cell office:value-type="string">
            <text:p>UBNT, take attacks for adjacent ally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eatures – Of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Martial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Engage</text:p>
          </table:table-cell>
          <table:table-cell office:value-type="string">
            <text:p>melee impose Eng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Riposte</text:p>
          </table:table-cell>
          <table:table-cell office:value-type="string">
            <text:p>delayed melee if meleed (imposed -3)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leave</text:p>
          </table:table-cell>
          <table:table-cell office:value-type="string">
            <text:p>melee and psuedo-melee adjacen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efensive Strike</text:p>
          </table:table-cell>
          <table:table-cell office:value-type="string">
            <text:p>melee and +2 defenses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Enforce</text:p>
          </table:table-cell>
          <table:table-cell office:value-type="string">
            <text:p>melee and move ally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Iron Tide</text:p>
          </table:table-cell>
          <table:table-cell office:value-type="string">
            <text:p>melee and push then shif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Forceful Strike</text:p>
          </table:table-cell>
          <table:table-cell office:value-type="string">
            <text:p>melee and pron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Passing Swipe</text:p>
          </table:table-cell>
          <table:table-cell office:value-type="string">
            <text:p>move and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office:value-type="string">
            <text:p>Bash</text:p>
          </table:table-cell>
          <table:table-cell office:value-type="string">
            <text:p>melee 3x dam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ckless Stance</text:p>
          </table:table-cell>
          <table:table-cell office:value-type="string">
            <text:p>UBNT, +1dW and grant advant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Halting Engagement</text:p>
          </table:table-cell>
          <table:table-cell office:value-type="string">
            <text:p>impose Grappled with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portune Pushpack</text:p>
          </table:table-cell>
          <table:table-cell office:value-type="string">
            <text:p>UBNT, if melee miss, push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anged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Splitshot</text:p>
          </table:table-cell>
          <table:table-cell table:style-name="ce9" office:value-type="string">
            <text:p>ranged two targe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Cover Fire</text:p>
          </table:table-cell>
          <table:table-cell table:style-name="ce9" office:value-type="string">
            <text:p>if ally attacked, range and impose -3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Eithe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Sneak Attack</text:p>
          </table:table-cell>
          <table:table-cell office:value-type="string">
            <text:p>attack, if Advantage +1d6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Careful Strike</text:p>
          </table:table-cell>
          <table:table-cell office:value-type="string">
            <text:p>+4 attack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eatures – Uti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Community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Singularity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Interactivi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raits – Physicality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Traits – Mentality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Traits – Training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7">10/17/2024</text:date>, <text:time>17:5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9M8S</meta:editing-duration>
    <meta:editing-cycles>3</meta:editing-cycles>
    <meta:generator>OpenOffice/4.1.13$Win32 OpenOffice.org_project/4113m1$Build-9810</meta:generator>
    <dc:date>2024-10-17T17:58:58.40</dc:date>
    <meta:document-statistic meta:table-count="3" meta:cell-count="116" meta:object-count="0"/>
    <meta:user-defined meta:name="Info 1"/>
    <meta:user-defined meta:name="Info 2"/>
    <meta:user-defined meta:name="Info 3"/>
    <meta:user-defined meta:name="Info 4"/>
  </office:meta>
</office:document-meta>
</file>